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16 12:07   |   <text:a xlink:type="simple" xlink:href="http://palinfo.habago.org/Entry?Command=Information_PrintForum&amp;iPage=15&amp;sType=FORUM#FORUM37456"><text:span text:style-name="T2">#</text:span></text:a></text:p>
      <text:p text:style-name="P2">卡韓政變<text:span text:style-name="T3"><text:s/>(44)</text:span>：<text:span text:style-name="T3">"</text:span>我的<text:span text:style-name="T3">" </text:span>政治<text:span text:style-name="T3"> <text:line-break/><text:line-break/></text:span>陳真<text:span text:style-name="T3"><text:s/>2019. 05. 16. <text:line-break/><text:line-break/><text:line-break/></text:span>最近連平常不關心時事的醫院同事都來問我總統要選誰。我跟她們說，非韓不投。或者說，只要沒有對韓國瑜下毒手或醜化韓流的，我都能接受。其實，除了韓，選其他任何人都沒有意義。看到國民黨這種鬥韓的醜態與陰狠下流，一波又一波，我就覺得應該把韓國瑜跟國民黨分開來看；若韓不選，就應該讓國民黨在總統選舉方面徹底崩盤，一張票也別投給它。若韓要選，那麼，立委方面，友韓者不一定要支持，但是敵韓者則統統應該出局。<text:span text:style-name="T3"> <text:line-break/><text:line-break/></text:span>從來沒有一位政治人物竟然遭受所有黨派及來四面八方各種勢力的抹黑，也從來沒有一位政治人物像韓擁有這樣的熱情與勤奮，關注一般人的生活。我不是政治菜鳥，而是國內外見多識廣，閱人無數。平常看政治人物講話，我連一秒鐘也不會想看想聽，因為毫無意義，全是放屁，打高空，畫大餅，講蠢話，有口無心，屁話連連，根本就是毫無任何意義的一種噪音。但是，韓國瑜講的片語隻字我都會仔細聆聽，深受感動。連學姊都願意聽，那才真的是神蹟。如果連我這樣一個對於政治人物向來特別感到厭惡的人都會被感動，何況其他人。<text:span text:style-name="T3"> <text:line-break/><text:line-break/></text:span>島內政治，所謂民主，長期以來始終是掌握在極少數人手中的一種分贓遊戲，惟有韓國瑜的出現，似乎才回到政治應有的本質，簡單說就是<text:span text:style-name="T3"><text:s/>"</text:span>我的<text:span text:style-name="T3">" </text:span>政治，終於跟<text:span text:style-name="T3"><text:s/>"</text:span>我<text:span text:style-name="T3">" </text:span>有關的一種社會活動，而不再只是極少數人的囊中物與投票遊戲。這也是為什麼韓流會遭到藍綠聯手鋪天蓋地抹黑的原因，因為它很有可能顛覆了既有的利益結構。<text:span text:style-name="T3"> <text:line-break/><text:line-break/></text:span>消滅韓流，這也是台灣政治史上頭一遭。當真正具有自主性的民意終於出現了，卻竟然反而成為各方政治勢力妖魔化的對象。妖魔化的理由全是鬼扯蛋，什麼<text:span text:style-name="T3"><text:s/>"</text:span>比較沒有理性<text:span text:style-name="T3">"</text:span>，什麼缺乏包容，<text:span text:style-name="T3">x</text:span>它媽的台灣二、三十年來，綠營支持者及其各種粉絲，做為一種網軍之根本罄竹難書、無日無之的泯滅人性作為，可以說是所謂韓流的一萬億倍之可惡與可怕。不妨回想一下柯文哲當年是如何透過其粉絲徹底抹黑、鬥臭連勝文。綠營長年以來，完全就是強烈推廣這樣一種完全無法無天無惡不作的陰暗暴民政治。<text:span text:style-name="T3"> <text:line-break/><text:line-break/></text:span>我們不斷歌頌一萬億倍可恨可惡的卑劣行為，說是偉大民意，說是人民神聖的怒吼，卻反而盡全力極度妖魔化事實上非常正面良善且理性溫和的韓流之聲。更何況，那些假韓流之名行為惡之實的所謂韓粉，後來不是一一被抓到全是民進黨支持者所冒充嗎？自導自演，企圖嫁禍韓國瑜，抹黑韓流。<text:span text:style-name="T3"> <text:line-break/><text:line-break/>1991</text:span>年，林義雄剛返台定居時，支持者奉若神明，很多人期望他出來參選。但林義雄當時非常敵視選舉這種東西，他說那些參選的政客，不論藍綠，全是爭權奪利的跳樑小丑，醜陋不堪入目。他當時曾喊出一個口號，叫做<text:span text:style-name="T3"><text:s/>"</text:span>善良人民對抗無恥政客<text:span text:style-name="T3">"</text:span>。對抗方式就是社會運動。<text:span text:style-name="T3"> <text:line-break/><text:line-break/></text:span>我對他所描繪的社會意象不太能認同，因為我看到的台灣政治現實始終是<text:span text:style-name="T3"><text:s/>"</text:span>無恥政客加上無恥人民，傷害極少數忠良<text:span text:style-name="T3">"</text:span>。<text:span text:style-name="T3"> <text:line-break/><text:line-break/></text:span>後來的演變是：原本敵視且極度不信任所謂民主選舉的林義雄，帶領全黨，充份投入選舉，而社運卻變成無恥政客打擊異己、傷害忠良的工具。也就是說，不論是選舉或社運，這兩項原本是<text:span text:style-name="T3"><text:s/>"</text:span>善良人民<text:span text:style-name="T3">" </text:span>所應擁有、用來對抗<text:span text:style-name="T3"><text:s/>"</text:span>無恥政客<text:span text:style-name="T3">" </text:span>的武器，全部淪陷，成為無恥政客藉以撈錢奪權的斂財工具與傷人武器。<text:span text:style-name="T3"> <text:line-break/><text:line-break/></text:span>台灣沒有社運，相較於西方社會，幾乎是零。或者說，社運曾經萌芽，但是，所有這些我幾乎全是創始人<text:span text:style-name="T3"><text:s/>(</text:span>之一<text:span text:style-name="T3">) </text:span>的各種社運團體，在它們成立一兩年內，全被政變，被無恥政客及其走狗們所篡奪，成為掛社運羊頭賣政治狗肉的政黨尾巴組織，為人渣黨效忠。<text:span text:style-name="T3"> <text:line-break/><text:line-break/></text:span>社運落得如此下場，所謂民主選舉更是不堪入目，其醜陋陰暗下流與齷齪，這應該不用我多說了，大家理應心知肚明所謂民主在台灣是怎麼一回事，就如韓國瑜所說，釋放出一群豺狼虎豹，打著愛台灣、顧主權的口號，個個窮凶<text:span text:style-name="T3"><text:s/>"</text:span>餓<text:span text:style-name="T3">" </text:span>極，不擇手段，拼命吃，拼命撈，爭權卡位，無所不用其極。<text:span text:style-name="T3"> <text:line-break/><text:line-break/></text:span>韓流的出現，就像無盡黑暗中的一道曙光，讓政治讓選舉重新取得它們應有的意義與價值。但我不知道面對這樣一種鋪天蓋地的攻擊與抹黑，韓國瑜及其所代表的韓流，究竟還能撐多久？對此我是悲觀的。為什麼呢？因為政治、制度、選舉、或社運等等等，任何社會現實運作都只是一種表面活動，支撐其存在並良好運作的基礎，恰恰就是一種文化底蘊，一種讓所有事物得以開花結果順利成長的土壤。而這樣一種東西，在島內顯然極度蒼白貧乏，甚至長期以來受到鄙夷與踐踏。<text:span text:style-name="T3"> <text:line-break/><text:line-break/></text:span>你看台灣媒體每天報導些什麼鬼東西，也許就能知其一二。每天就是什麼館長啦，奶茶妹雞排妹啦。他們的言論究竟有何重大意義可言？要不就是哪個人渣或哪個網紅哪個低能學者又嗆了些什麼低能無聊的鳥話啦。此外就是各種無聊到無法更無聊的無數所謂<text:span text:style-name="T3"><text:s/>"</text:span>新聞<text:span text:style-name="T3">"</text:span>，例如哪個路人甲走路走到褲子都掉了好好笑哦。活在這島上，真是徹底窒息，大腦和心靈根本全是多餘。</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